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2370"/>
    </style:style>
    <style:style style:name="T2" style:family="text">
      <style:text-properties officeooo:rsid="0011b7f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">
        <text:h text:style-name="Heading_20_3" text:outline-level="3"><text:span text:style-name="T1">New</text:span> Do<text:span text:style-name="T1">c</text:span>ument / <text:span text:style-name="T1">New</text:span> <text:span text:style-name="T1">Folder</text:span></text:h>
        <text:p text:style-name="Text_20_body_20_indent_20_Organon"><text:span text:style-name="T1">New files or folders will be created by clicking on the corresponding symbols in the menu bar of Organon</text:span>. <text:span text:style-name="T1">They will be created beneath the selected node on the same level as the node</text:span>. <text:span text:style-name="T2">Theirfore upon selected folders with entries, the new node will appear beneath the folder entries</text:span>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54" meta:character-count="309" meta:non-whitespace-character-count="255"/>
    <dc:date>2014-06-24T11:51:03.772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